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2a6099" draw:textarea-horizontal-align="justify" draw:textarea-vertical-align="middle" draw:auto-grow-height="false" fo:min-height="0.25cm" fo:min-width="1.3cm"/>
      <style:paragraph-properties style:writing-mode="lr-tb"/>
    </style:style>
    <style:style style:name="gr2" style:family="graphic" style:parent-style-name="standard">
      <style:graphic-properties svg:stroke-color="#333333" draw:fill-color="#2a6099" draw:textarea-horizontal-align="justify" draw:textarea-vertical-align="middle" draw:auto-grow-height="false" fo:min-height="0.25cm" fo:min-width="1.2cm"/>
      <style:paragraph-properties style:writing-mode="lr-tb"/>
    </style:style>
    <style:style style:name="gr3" style:family="graphic" style:parent-style-name="standard">
      <style:graphic-properties svg:stroke-color="#333333" draw:fill-color="#ff8000" draw:textarea-horizontal-align="justify" draw:textarea-vertical-align="middle" draw:auto-grow-height="false" fo:min-height="0.25cm" fo:min-width="1.2cm"/>
      <style:paragraph-properties style:writing-mode="lr-tb"/>
    </style:style>
    <style:style style:name="gr4" style:family="graphic" style:parent-style-name="standard">
      <style:graphic-properties svg:stroke-color="#333333" draw:fill-color="#00a933" draw:textarea-horizontal-align="justify" draw:textarea-vertical-align="middle" draw:auto-grow-height="false" fo:min-height="0.25cm" fo:min-width="1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color="#333333" draw:fill-color="#2a6099" draw:textarea-horizontal-align="justify" draw:textarea-vertical-align="middle" draw:auto-grow-height="false" fo:min-height="0.25cm" fo:min-width="2.75cm"/>
      <style:paragraph-properties style:writing-mode="lr-tb"/>
    </style:style>
    <style:style style:name="gr7" style:family="graphic" style:parent-style-name="standard">
      <style:graphic-properties svg:stroke-color="#333333" draw:fill-color="#2a6099" draw:textarea-horizontal-align="justify" draw:textarea-vertical-align="middle" draw:auto-grow-height="false" fo:min-height="0.25cm" fo:min-width="6.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28cm" fo:min-width="2.4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2a6099"/>
      <style:paragraph-properties fo:text-align="center"/>
      <style:text-properties fo:color="#ffffff" loext:opacity="100%" fo:font-size="8pt" style:font-size-asian="8pt" style:font-size-complex="8pt"/>
    </style:style>
    <style:style style:name="P3" style:family="paragraph">
      <loext:graphic-properties draw:fill-color="#ff8000"/>
      <style:paragraph-properties fo:text-align="center"/>
      <style:text-properties fo:color="#ffffff" loext:opacity="100%" fo:font-size="8pt" style:font-size-asian="8pt" style:font-size-complex="8pt"/>
    </style:style>
    <style:style style:name="P4" style:family="paragraph">
      <loext:graphic-properties draw:fill-color="#00a933"/>
      <style:paragraph-properties fo:text-align="center"/>
      <style:text-properties fo:color="#ffffff" loext:opacity="100%" fo:font-size="8pt" style:font-size-asian="8pt" style:font-size-complex="8pt"/>
    </style:style>
    <style:style style:name="P5" style:family="paragraph">
      <style:text-properties fo:color="#808080" loext:opacity="100%" style:font-name="Liberation Sans Narrow"/>
    </style:style>
    <style:style style:name="P6" style:family="paragraph">
      <loext:graphic-properties draw:fill="none" draw:fill-color="#ffffff"/>
      <style:text-properties fo:color="#808080" loext:opacity="100%" style:font-name="Liberation Sans Narrow" fo:font-size="6pt" style:font-size-asian="6pt" style:font-size-complex="6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color="#ffffff" loext:opacity="100%" fo:font-size="8pt" style:font-size-asian="8pt" style:font-size-complex="8pt"/>
    </style:style>
    <style:style style:name="T2" style:family="text">
      <style:text-properties fo:color="#808080" loext:opacity="100%" style:font-name="Liberation Sans Narrow" fo:font-size="6pt" style:font-size-asian="6pt" style:font-size-complex="6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Liberation Sans Narrow" fo:font-size="7pt" style:font-size-asian="7pt" style:font-size-complex="7pt"/>
    </style:style>
    <style:style style:name="T5" style:family="text">
      <style:text-properties fo:color="#808080" loext:opacity="100%" style:font-name="Liberation Sans Narrow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8cm" svg:height="0.5cm" svg:x="5.2cm" svg:y="4.5cm">
          <text:p text:style-name="P1"><text:span text:style-name="T1">Frame 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0.5cm" svg:x="7.1cm" svg:y="4.5cm">
          <text:p text:style-name="P1"><text:span text:style-name="T1">Frame 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0.5cm" svg:x="9.8cm" svg:y="4.5cm">
          <text:p text:style-name="P1"><text:span text:style-name="T1">Frame 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0.5cm" svg:x="11.6cm" svg:y="4.5cm">
          <text:p text:style-name="P1"><text:span text:style-name="T1">Frame 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cm" svg:height="0.5cm" svg:x="13.4cm" svg:y="4.5cm">
          <text:p text:style-name="P1"><text:span text:style-name="T1">Frame 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0.5cm" svg:x="15.2cm" svg:y="4.5cm">
          <text:p text:style-name="P1"><text:span text:style-name="T1">Frame 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cm" svg:height="0.5cm" svg:x="18cm" svg:y="4.5cm">
          <text:p text:style-name="P1"><text:span text:style-name="T1">Frame G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907cm" svg:height="0.989cm" svg:x="9.7cm" svg:y="3.6cm">
          <draw:text-box>
            <text:p text:style-name="P5"><text:span text:style-name="T2">EnergyRequest</text:span></text:p>
            <text:p text:style-name="P5"><text:span text:style-name="T2">(BD) module 0x40</text:span></text:p>
            <text:p text:style-name="P5"><text:span text:style-name="T2">Part 0xF (all)</text:span></text:p>
          </draw:text-box>
        </draw:frame>
        <draw:frame draw:style-name="gr5" draw:text-style-name="P6" draw:layer="layout" svg:width="1.895cm" svg:height="0.989cm" svg:x="13.301cm" svg:y="3.601cm">
          <draw:text-box>
            <text:p text:style-name="P5"><text:span text:style-name="T2">EnergyStatus</text:span></text:p>
            <text:p text:style-name="P5"><text:span text:style-name="T2">(BE) module 0x40</text:span></text:p>
            <text:p text:style-name="P5"><text:span text:style-name="T2">Part 1</text:span></text:p>
          </draw:text-box>
        </draw:frame>
        <draw:frame draw:style-name="gr5" draw:text-style-name="P6" draw:layer="layout" svg:width="1.895cm" svg:height="0.989cm" svg:x="17.902cm" svg:y="3.602cm">
          <draw:text-box>
            <text:p text:style-name="P5"><text:span text:style-name="T2">EnergyStatus</text:span></text:p>
            <text:p text:style-name="P5"><text:span text:style-name="T2">(BE) module 0x40</text:span></text:p>
            <text:p text:style-name="P5"><text:span text:style-name="T2">Part 2</text:span></text:p>
          </draw:text-box>
        </draw:frame>
        <draw:custom-shape draw:style-name="gr6" draw:text-style-name="P2" draw:layer="layout" svg:width="3.25cm" svg:height="0.5cm" svg:x="5.15cm" svg:y="1.75cm">
          <text:p text:style-name="P1"><text:span text:style-name="T1">Frame A | Frame B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8cm" svg:height="0.5cm" svg:x="9.85cm" svg:y="1.75cm">
          <text:p text:style-name="P1"><text:span text:style-name="T1">Frame C | Frame D | Frame E | Frame F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083cm" svg:height="0.497cm" svg:x="9.817cm" svg:y="1.253cm">
          <draw:text-box>
            <text:p text:style-name="P5"><text:span text:style-name="T2">0F FB...04 0F FB… 04 0F FB… 04 0F F8… 04</text:span></text:p>
          </draw:text-box>
        </draw:frame>
        <draw:custom-shape draw:style-name="gr8" draw:text-style-name="P7" draw:layer="layout" svg:width="2.999cm" svg:height="0.75cm" svg:x="2cm" svg:y="1.65cm">
          <text:p text:style-name="P1"><text:span text:style-name="T3">Socket</text:span><text:span text:style-name="T3"><text:line-break/></text:span><text:span text:style-name="T4">client.on(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2.999cm" svg:height="0.75cm" svg:x="2.001cm" svg:y="4.351cm">
          <text:p text:style-name="P1"><text:span text:style-name="T3">Emit</text:span><text:span text:style-name="T3"><text:line-break/></text:span><text:span text:style-name="T4">vmb.emit("msg",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2.999cm" svg:height="0.75cm" svg:x="2.001cm" svg:y="6.352cm">
          <text:p text:style-name="P1"><text:span text:style-name="T3">À créer</text:span><text:span text:style-name="T3"><text:line-break/></text:span><text:span text:style-name="T4">readEnergy(req, r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907cm" svg:height="1.235cm" svg:x="9.593cm" svg:y="6cm">
          <draw:text-box>
            <text:p text:style-name="P5"><text:span text:style-name="T5">Envoyer</text:span></text:p>
            <text:p text:style-name="P5"><text:span text:style-name="T2">EnergyRequest</text:span></text:p>
            <text:p text:style-name="P5"><text:span text:style-name="T2">(BD) module 0x40</text:span></text:p>
            <text:p text:style-name="P5"><text:span text:style-name="T2">Part 0xF (all)</text:span></text:p>
          </draw:text-box>
        </draw:frame>
        <draw:frame draw:style-name="gr5" draw:text-style-name="P6" draw:layer="layout" svg:width="1.895cm" svg:height="1.235cm" svg:x="13.302cm" svg:y="5.902cm">
          <draw:text-box>
            <text:p text:style-name="P5"><text:span text:style-name="T5">Attendre</text:span></text:p>
            <text:p text:style-name="P5"><text:span text:style-name="T2">EnergyStatus</text:span></text:p>
            <text:p text:style-name="P5"><text:span text:style-name="T2">(BE) module 0x40</text:span></text:p>
            <text:p text:style-name="P5"><text:span text:style-name="T2">Part 1</text:span></text:p>
          </draw:text-box>
        </draw:frame>
        <draw:frame draw:style-name="gr5" draw:text-style-name="P6" draw:layer="layout" svg:width="1.895cm" svg:height="1.235cm" svg:x="18.103cm" svg:y="5.903cm">
          <draw:text-box>
            <text:p text:style-name="P5"><text:span text:style-name="T5">Attendre</text:span></text:p>
            <text:p text:style-name="P5"><text:span text:style-name="T2">EnergyStatus</text:span></text:p>
            <text:p text:style-name="P5"><text:span text:style-name="T2">(BE) module 0x40</text:span></text:p>
            <text:p text:style-name="P5"><text:span text:style-name="T2">Part 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vid ROUMANET</meta:initial-creator>
    <meta:creation-date>2022-07-25T10:17:46.039918658</meta:creation-date>
    <dc:date>2022-07-26T00:54:11.633643111</dc:date>
    <dc:creator>David ROUMANET</dc:creator>
    <meta:editing-duration>PT10H52M26S</meta:editing-duration>
    <meta:editing-cycles>2</meta:editing-cycles>
    <meta:generator>LibreOffice/7.3.4.2$Linux_X86_64 LibreOffice_project/30$Build-2</meta:generator>
    <meta:document-statistic meta:object-count="19"/>
  </office:meta>
</office:document-meta>
</file>